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47cm"/>
    </style:style>
    <style:style style:name="gr2" style:family="graphic" style:parent-style-name="standard">
      <style:graphic-properties draw:stroke="solid" svg:stroke-width="0.03cm" svg:stroke-color="#000000" draw:marker-start="" draw:marker-start-width="0.284cm" draw:marker-start-center="false" draw:marker-end="" draw:marker-end-width="0.284cm" draw:marker-end-center="false" draw:fill="none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/>
    </style:style>
    <style:style style:name="gr3" style:family="graphic" style:parent-style-name="standard">
      <style:graphic-properties svg:stroke-width="0.03cm" svg:stroke-color="#000000" draw:marker-start-width="0.434cm" draw:marker-end-width="0.434cm" draw:fill="none" draw:textarea-horizontal-align="center" draw:textarea-vertical-align="middle" fo:padding-top="0.014cm" fo:padding-bottom="0.014cm" fo:padding-left="0.014cm" fo:padding-right="0.014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style:font-name="Bitstream Vera Sans" fo:font-size="9pt" style:font-size-asian="9pt" style:font-size-complex="9pt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style:font-name="Bitstream Vera Sans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736cm" svg:height="0.997cm" svg:x="6.684cm" svg:y="14.784cm">
            <draw:text-box>
              <text:p text:style-name="P1"><text:span text:style-name="T1">4,5cm</text:span></text:p>
            </draw:text-box>
          </draw:frame>
          <draw:frame draw:style-name="gr1" draw:text-style-name="P2" draw:layer="layout" svg:width="1.833cm" svg:height="0.997cm" svg:x="8.925cm" svg:y="13.785cm">
            <draw:text-box>
              <text:p text:style-name="P1"><text:span text:style-name="T1">12,5 cm</text:span></text:p>
            </draw:text-box>
          </draw:frame>
          <draw:g>
            <draw:rect draw:style-name="gr2" draw:text-style-name="P3" draw:layer="layout" svg:width="2.597cm" svg:height="2.587cm" svg:x="11.886cm" svg:y="13.666cm">
              <text:p/>
            </draw:rect>
            <draw:rect draw:style-name="gr3" draw:text-style-name="P4" draw:layer="layout" svg:width="0.151cm" svg:height="0.149cm" svg:x="11.888cm" svg:y="13.664cm">
              <text:p/>
            </draw:rect>
            <draw:rect draw:style-name="gr3" draw:text-style-name="P4" draw:layer="layout" svg:width="0.151cm" svg:height="0.149cm" svg:x="11.888cm" svg:y="16.106cm">
              <text:p/>
            </draw:rect>
            <draw:rect draw:style-name="gr3" draw:text-style-name="P4" draw:layer="layout" svg:width="0.151cm" svg:height="0.149cm" svg:x="14.335cm" svg:y="13.666cm">
              <text:p/>
            </draw:rect>
            <draw:rect draw:style-name="gr3" draw:text-style-name="P4" draw:layer="layout" svg:width="0.151cm" svg:height="0.149cm" svg:x="14.335cm" svg:y="16.106cm">
              <text:p/>
            </draw:rect>
          </draw:g>
          <draw:rect draw:style-name="gr2" draw:text-style-name="P3" draw:layer="layout" svg:width="3.342cm" svg:height="1.371cm" svg:x="8.008cm" svg:y="14.317cm">
            <text:p/>
          </draw:rect>
          <draw:rect draw:style-name="gr3" draw:text-style-name="P4" draw:layer="layout" svg:width="0.151cm" svg:height="0.149cm" svg:x="8.011cm" svg:y="14.315cm">
            <text:p/>
          </draw:rect>
          <draw:rect draw:style-name="gr3" draw:text-style-name="P4" draw:layer="layout" svg:width="0.151cm" svg:height="0.149cm" svg:x="8.004cm" svg:y="15.534cm">
            <text:p/>
          </draw:rect>
          <draw:rect draw:style-name="gr3" draw:text-style-name="P4" draw:layer="layout" svg:width="0.151cm" svg:height="0.149cm" svg:x="11.2cm" svg:y="14.317cm">
            <text:p/>
          </draw:rect>
          <draw:rect draw:style-name="gr3" draw:text-style-name="P4" draw:layer="layout" svg:width="0.151cm" svg:height="0.151cm" svg:x="11.2cm" svg:y="15.536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12:26.299439760</meta:creation-date>
    <dc:date>2018-03-22T12:13:22.138471393</dc:date>
    <meta:editing-duration>PT56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